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3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692730689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80123269723163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80121866083812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060830626336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ent</text:p>
          </table:table-cell>
        </table:table-row>
        <table:table-row table:style-name="TableLine140060830626336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0626336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17 08:01:19.320790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0626336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1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0626336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0626336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060830626336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06103294452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ent</text:p>
          </table:table-cell>
        </table:table-row>
        <table:table-row table:style-name="TableLine140061032944528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1032944528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17 08:01:19.320790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1032944528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17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1032944528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061032944528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061032944528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80123031728344" text:continue-numbering="true" text:style-name="List_20_1">
        <text:list-item>
          <text:p text:style-name="BulletsLevel1">Lista simle</text:p>
        </text:list-item>
      </text:list>
      <text:list xml:id="list4015483567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80122813900836" text:continue-list="list80123031728344" text:style-name="List_20_1">
        <text:list-item>
          <text:p text:style-name="BulletsLevel1">Lista simle</text:p>
        </text:list-item>
      </text:list>
      <text:list xml:id="list80122446416389" text:continue-list="list4015483567" text:style-name="List_20_2">
        <text:list-item>
          <text:p text:style-name="BulletsLevel2">Lista simle</text:p>
        </text:list-item>
      </text:list>
      <text:list xml:id="list80123325935331" text:continue-list="list80122813900836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3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3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3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3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3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3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08:01:17</meta:creation-date>
    <meta:generator>LibreOffice/7.1.7.2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3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1-11-17T08:01:21.592976956</dc:date>
    <dc:title>Documentación de UnoGenerator</dc:title>
    <meta:document-statistic meta:table-count="2" meta:image-count="106" meta:object-count="0" meta:page-count="7" meta:paragraph-count="94" meta:word-count="570" meta:character-count="3736" meta:non-whitespace-character-count="3257"/>
  </office:meta>
</office:document-meta>
</file>